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353cm" loext:contextual-spacing="false" fo:line-height="100%"/>
    </style:style>
    <style:style style:name="P2" style:family="paragraph" style:parent-style-name="Standard">
      <style:paragraph-properties fo:margin-top="0cm" fo:margin-bottom="0.353cm" loext:contextual-spacing="false" fo:line-height="100%" fo:text-align="justify" style:justify-single-word="false"/>
    </style:style>
    <style:style style:name="P3" style:family="paragraph" style:parent-style-name="Standard">
      <style:paragraph-properties fo:margin-top="0cm" fo:margin-bottom="0.353cm" loext:contextual-spacing="false" fo:line-height="100%" fo:text-align="center" style:justify-single-word="false"/>
      <style:text-properties fo:font-size="12pt" style:font-size-asian="12pt" style:font-size-complex="12pt"/>
    </style:style>
    <style:style style:name="P4" style:family="paragraph" style:parent-style-name="Standard">
      <style:paragraph-properties fo:margin-top="0cm" fo:margin-bottom="0.353cm" loext:contextual-spacing="false" fo:line-height="100%" fo:text-align="justify" style:justify-single-word="false"/>
      <style:text-properties fo:font-size="12pt" style:font-size-asian="12pt" style:font-size-complex="12pt"/>
    </style:style>
    <style:style style:name="P5" style:family="paragraph" style:parent-style-name="Standard" style:master-page-name="Standard">
      <style:paragraph-properties fo:margin-top="0cm" fo:margin-bottom="0.353cm" loext:contextual-spacing="false" fo:line-height="100%" fo:text-align="center" style:justify-single-word="false" style:page-number="1"/>
      <style:text-properties fo:font-size="18pt" style:font-size-asian="18pt" style:font-size-complex="18pt"/>
    </style:style>
    <style:style style:name="P6" style:family="paragraph" style:parent-style-name="Standard">
      <style:paragraph-properties fo:margin-top="0cm" fo:margin-bottom="0.353cm" loext:contextual-spacing="false" fo:line-height="100%" fo:text-align="center" style:justify-single-word="false"/>
      <style:text-properties fo:font-size="12pt" style:font-size-asian="12pt" style:font-size-complex="12pt"/>
    </style:style>
    <style:style style:name="P7" style:family="paragraph" style:parent-style-name="Standard">
      <style:paragraph-properties fo:margin-top="0cm" fo:margin-bottom="0.353cm" loext:contextual-spacing="false" fo:line-height="100%" fo:text-align="justify" style:justify-single-word="false"/>
      <style:text-properties fo:font-size="12pt" style:font-size-asian="12pt" style:font-size-complex="12pt"/>
    </style:style>
    <style:style style:name="P8" style:family="paragraph" style:parent-style-name="Standard">
      <style:paragraph-properties fo:margin-top="0cm" fo:margin-bottom="0.353cm" loext:contextual-spacing="false" fo:line-height="100%" fo:text-align="justify" style:justify-single-word="false"/>
      <style:text-properties fo:font-size="12pt" fo:font-style="italic" style:font-size-asian="12pt" style:font-style-asian="italic" style:font-size-complex="12pt"/>
    </style:style>
    <style:style style:name="T1" style:family="text">
      <style:text-properties fo:font-size="12pt" style:font-size-asian="12pt" style:font-size-complex="12pt"/>
    </style:style>
    <style:style style:name="T2" style:family="text">
      <style:text-properties fo:color="#1155cc" fo:font-size="12pt" style:text-underline-style="solid" style:text-underline-width="auto" style:text-underline-color="font-color"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yły sobie fanfiki</text:p>
      <text:p text:style-name="P3">Odcinek 2 – 2012: Fanfikogeddon</text:p>
      <text:p text:style-name="P3"/>
      <text:p text:style-name="P8">Witajcie, moi drodzy czytelnicy. W poprzedniej części wnikliwie przyjrzeliśmy się początkom polskiego fanfikowego półświatka. Dziś przyjdzie nam kontynuować tę podróż – przeniesiemy się do roku Anno Domini 2012, kiedy to skończyć się miał kalendarz Majów, po nim zaś zacząć się miał ten Czerwców. Nie ma co zwlekać, zaczynajmy!</text:p>
      <text:p text:style-name="P4">Od czego by tu zacząć… No więc tak: opowiadań wciąż przybywało i póki co nie zanosiło się na to, by miało się to zmienić. Wraz ze wzrostem liczby fików wzrastały też standardy: na FGE pojawili się prereaderzy, którzy oceniali, czy dzieło nadaje się do publikacji; Docsy od Google stały się powszechnie obowiązującym formatem publikacji (ale krucjata przeciw PDF-om wcale się nie zakończyła); clopom powiedziano „won”; i oczywiście wprowadzono obowiązek tagowania opowiadań. Ale dosyć już o technikaliach, przejdźmy już do stricte fanfików.</text:p>
      <text:p text:style-name="P4">Trzeba przyznać, że opisane przeze mnie powyżej zmiany przynosiły dobre owoce, bo oto z morza polskich fanowskich opowiadań udało się wyłuskać mnogie perełki. To właśnie w roku 2012 zaczęły się pisarskie przygody wielu znanych obecnie pisarzy. Kredke opublikował „Wieczną Wojnę”, Gravis „Atut Spike’a”, a Alberich „Zegary” – opowiadania, dzięki którym to autorzy mieli się już na dobre zapisać w historii rodzimego fanfikopisarstwa, gdy przyszedł czas rozdania Fanfikowych Oskarów. Emes stworzył „Cenę prawdy” – mariaż kucyków i kryminału – a Kervak cyberpunkowe „Czarne Niebo”. Dałoby się wymienić jeszcze trochę tych lepszych opowiadań i ich autorów, no ale od takich rzeczy jest jednak spis fanfików, szukajka i komcie. Oczywiście, sukcesy święciły też słabsze dzieła, jak na ten przykład „Wszystkie drogi prowadzą do Equestrii”, no ale tak to już zawsze jest; ważne, że mimo wszystko zawsze można było znaleźć coś na poziomie. Tej siły już (a przynajmniej na razie) nie dało się powstrzymać i na FGE trafiało tak dużo fanfików, że zaczęto nawet tworzyć zbiorcze posty z aktualizacjami, tak dużo kontentu bowiem spływało na bloga.</text:p>
      <text:p text:style-name="P4">Nowe historie powoli zdobywały popularność, ale publika i pisarze nie zapominali o tych rozpoczętych w poprzednim roku. „Smocze Łzy” od Tosta trwały w najlepsze, z każdym kolejnym rozdziałem stając się coraz większą kolubryną. Tymczasem końca dobiegły przygody bohaterek „Wspomnień…” od Kaczego, choć tu akurat dostaliśmy oficjalną kontynuację od Niklasa, czyli „Chłód Północy”. Planowany był też sequel, niestety skończyło się tylko na jednym rozdziale i tak oto druga część spoczęła w odmętach forumowego archiwum, gdzie leży po dziś dzień.</text:p>
      <text:p text:style-name="P4">Pamiętacie zapewne, jak w poprzednim odcinku mówiłem o Tharze i jego „Świcie”, opowiadaniu z uniwersum Biur Adaptacyjnych? W maju 2012 powrócił ze swoim kolejnym dziełem: „Ostatnią rzeczą, jaką zrobi”. Wtedy właśnie zaczął się prawdziwy prawdziwy szał na opowiadania TCB. Po niedługim czasie powstało też kolejne opowiadanie, przełomowe dla tego gatunku w naszym kraju. Chodzi mi oczywiście o „Pracę wspólną”, z początku będącą sesją RPG, w której pisaniu uczestniczyli m. in. Thar, MaxyBlack czy Ghatorr. Zdobyła ona olbrzymią popularność, z którą w parze szły też wielkie kontrowersje: w późniejszym czasie doszło do sporów między <text:soft-page-break/>autorami, poziom też był momentami ehem... dyskusyjny. Biurowych opowiadań zaczęło powoli przybywać, m. in. zaczęły powstawać „Projekt: Lazarus” Ghatorra czy „The Last of Us” Pillstera, kontynuowane były też prace nad rozpoczętym rok wcześniej „Orłem Białym”, przetłumaczono także „Not Alone” (nawiasem mówiąc zaliczającego się do nurtu anty-TCB) i „Odrodzenie” (dzieło Chatoyance – chyba najbardziej znanej i kontrowersyjnej autorki TCB na świecie).</text:p>
      <text:p text:style-name="P4">O wilku mowa, także i tłumaczeniowy półświatek miał się coraz lepiej. Swoje pierwsze przekłady oneshotów opublikowali m. in. Airlick, Arjen, Solaris czy Dolar. W 2012 r. mogliśmy też przeczytać po polsku sławetne „My Little Dashie” (kultowy, ale jednak mieszczący się najwyżej w stanach średnich wyciskacz łez – chyba każdy przeszedł przez etap czytania tego typu opowiadań) i „Rainbow Factory” (kolejne gore dla gore, wymieniane w jednym rzędzie z „Cupcakes”). Co innego jednak jednostrzał, a co innego prawdziwa bomba, a nawet cztery. Rozpoczęło się bowiem tłumaczenie cieszących się mirem w fandomie „Antropologii” (tłumaczenie: Korodzik), „Past Sins” (Crusier), „Fallout: Equestria” (tu było trochę więcej osób, a w końcu na placu boju pozostał przez pewien czas tylko Poulsen) i „Crysis: Equestria” (aTom). Tak oto, z każdym kolejnym wydanym jednostrzałem czy rozdziałem, rodzimy półświatek powoli nadrabiał dystans do anglojęzycznego, ku uciesze czytelników oczywiście.</text:p>
      <text:p text:style-name="P4">W roku 2012 pojawiło się też parę innych inicjatyw okołofanfikowych. Doczekaliśmy się wtedy pierwszych konkursów literackich (choćby tego, którego organizacji podjęli się <text:s/>Niklas, Kaczy, Avanidus i Sliver). Kredke, który właśnie dołączył do ekipy FGE, zaczął publikować „Kwiatki świętego Fanfika” – źródło lolcontentu dla ludzi umiejących w fanfiki (właśnie, kiedy nowe Kwiatki?). On to także zorganizował na blogu „Mojego Małego Fanfika”, dzięki któremu pisarze mieli więcej okazji na sprawdzenie swoich sił w pisarstwie. To właśnie tam objawiły się kolejne talenty, np. Malvagio czy Mordecz. Rozpoczęła się też „Legendarna Przygoda”, w której to czytelnicy kierowali poczynaniami bohaterów. Czytelnicy mogli znaleźć rekomendacje, a pisarze uznanie w „Brohoofie” – fandomowej gazetce, w której także recenzowano fanfiki.</text:p>
      <text:p text:style-name="P4">Do przepowiadanego na 22. grudnia końca świata ostatecznie nie doszło. Wszyscy ludzie, w tym i broniacze oczywiście, mogli odetchnąć z ulgą. Fanfikowy półświatek wkroczył w swój złoty wiek. Fanfikopisarze i czytelnicy mogli tylko zgadywać, co przyniesie przyszłość, byli jednak dobrej myśli. Nie tylko oni wiązali wielkie nadzieje z nadchodzącym rokiem. Kolejni członkowie fandomu obmyślali właśnie fabuły swych pierwszych dzieł. Nie zdążywszy niczego opublikować w roku dwa tysiące dwunastym, planowali dać o sobie znać w nadchodzącym. Zalew fanfików miał się dopiero rozpocząć...</text:p>
      <text:p text:style-name="P4">Tym sposobem doszliśmy do końca na dziś. Tak jak ostatnio zachęcam was, byście podzielili się w komentarzach swoimi opiniami na temat odcinka czy też innymi wydarzeniami ze świata fanfików w 2012, o których to może zapomniałem wspomnieć. A tymczasem w kolejnej części przeniesiemy się do roku 2013, w którym to już w najlepsze trwał złoty wiek polskiej fanfikcji. Możecie spodziewać się masy ciekawych wspominków. Pozdrawiam was, drodzy czytelnicy i do zobaczenia za miesiąc!</text:p>
      <text:p text:style-name="P4">P.S.: Tych czytelników, którzy chcą powspominać opisywane przeze mnie czasy i <text:soft-page-break/>pogadać o opublikowanych wtedy fanfikach w nieco luźniejszej atmosferze, zapraszam na nowy cykl dyskusji w Klubie Konesera Polskiego Fanfika – także pod tytułem „Były sobie fanfiki” – będący uzupełnieniem moich artykułów. Serdecznie zachęcam do przybycia i udziału.</text:p>
      <text:p text:style-name="P4"/>
      <text:p text:style-name="P4">Obrazki:</text:p>
      <text:p text:style-name="P4">1 – baner) taki jak ostatnio</text:p>
      <text:p text:style-name="P2"><text:span text:style-name="T1">2) </text:span><text:a xlink:type="simple" xlink:href="https://animelao809.deviantart.com/art/MLP-FiM-Twilight-Sparkle-with-books-306594247" text:style-name="Internet_20_link" text:visited-style-name="Visited_20_Internet_20_Link"><text:span text:style-name="T2">https://animelao809.deviantart.com/art/MLP-FiM-Twilight-Sparkle-with-books-306594247</text:span></text:a></text:p>
      <text:p text:style-name="P1"><text:a xlink:type="simple" xlink:href="https://pre00.deviantart.net/0464/th/pre/i/2012/157/a/8/mlp_fim__twilight_sparkle_with_books_by_hoodie_stalker-d52jdmv.png" text:style-name="Internet_20_link" text:visited-style-name="Visited_20_Internet_20_Link"><text:span text:style-name="T2">https://pre00.deviantart.net/0464/th/pre/i/2012/157/a/8/mlp_fim__twilight_sparkle_with_books_by_hoodie_stalker-d52jdmv.pn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margin-top="0cm" fo:margin-bottom="0cm" loext:contextual-spacing="true" fo:line-height="115%" fo:hyphenation-ladder-count="no-limit" style:text-autospace="ideograph-alpha" style:punctuation-wrap="hanging" style:line-break="strict" style:tab-stop-distance="1.27cm" style:writing-mode="page"/>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dc:date>2018-07-29T18:40:03.360000000</dc:date>
    <meta:editing-duration>PT3M57S</meta:editing-duration>
    <meta:editing-cycles>1</meta:editing-cycles>
    <meta:document-statistic meta:table-count="0" meta:image-count="0" meta:object-count="0" meta:page-count="3" meta:paragraph-count="16" meta:word-count="991" meta:character-count="7113" meta:non-whitespace-character-count="6125"/>
  </office:meta>
</office:document-meta>
</file>